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utigerBSK-Bold" svg:font-family="FrutigerBSK-Bold"/>
    <style:font-face style:name="FrutigerBSK-Roman" svg:font-family="FrutigerBSK-Roman"/>
    <style:font-face style:name="Tahoma1" svg:font-family="Tahoma"/>
    <style:font-face style:name="FrutigerBSK" svg:font-family="FrutigerBSK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8.35cm" table:align="margins" style:shadow="none"/>
    </style:style>
    <style:style style:name="Tabelle1.A" style:family="table-column">
      <style:table-column-properties style:column-width="8.35cm" style:rel-column-width="4819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8.35cm" table:align="margins" style:shadow="none"/>
    </style:style>
    <style:style style:name="Tabelle2.A" style:family="table-column">
      <style:table-column-properties style:column-width="8.35cm" style:rel-column-width="65535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8.35cm" table:align="margins" style:shadow="none"/>
    </style:style>
    <style:style style:name="Tabelle3.A" style:family="table-column">
      <style:table-column-properties style:column-width="0.649cm" style:rel-column-width="375*"/>
    </style:style>
    <style:style style:name="Tabelle3.B" style:family="table-column">
      <style:table-column-properties style:column-width="7.701cm" style:rel-column-width="4444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FrutigerBSK-Roman" fo:font-size="9pt" style:font-name-asian="FrutigerBSK-Roman" style:font-size-asian="9pt" style:font-name-complex="FrutigerBSK-Roman" style:font-size-complex="9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style:font-name-asian="FrutigerBSK-Roman" style:font-size-asian="9pt" style:font-name-complex="FrutigerBSK-Roman" style:font-size-complex="9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style:font-name-asian="FrutigerBSK-Roman" style:font-size-asian="9pt" style:font-name-complex="FrutigerBSK-Roman" style:font-size-complex="9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style:font-name-asian="FrutigerBSK-Roman" style:font-size-asian="9pt" style:font-name-complex="FrutigerBSK-Roman" style:font-size-complex="9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style:font-name-asian="FrutigerBSK-Roman" style:font-size-asian="9pt" style:font-name-complex="FrutigerBSK-Roman" style:font-size-complex="9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style:font-name-asian="FrutigerBSK-Roman" style:font-size-asian="9pt" style:font-name-complex="FrutigerBSK-Roman" style:font-size-complex="9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style:font-name-asian="FrutigerBSK-Roman" style:font-size-asian="9pt" style:font-name-complex="FrutigerBSK-Roman" style:font-size-complex="9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style:font-name-asian="FrutigerBSK-Roman" style:font-size-asian="9pt" style:font-name-complex="FrutigerBSK-Roman" style:font-size-complex="9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style:font-name-asian="FrutigerBSK-Roman" style:font-size-asian="9pt" style:font-name-complex="FrutigerBSK-Roman" style:font-size-complex="9pt"/>
    </style:style>
    <style:style style:name="P10" style:family="paragraph" style:parent-style-name="Standard"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FrutigerBSK-Roman" style:font-size-asian="14pt" style:font-name-complex="FrutigerBSK-Roman" style:font-size-complex="14pt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Wingdings" fo:font-size="14pt" style:font-name-asian="FrutigerBSK-Roman" style:font-size-asian="14pt" style:font-name-complex="FrutigerBSK-Roman" style:font-size-complex="14pt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Wingdings" fo:font-size="14pt" style:font-name-asian="FrutigerBSK-Roman" style:font-size-asian="14pt" style:font-name-complex="FrutigerBSK-Roman" style:font-size-complex="14pt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Wingdings" fo:font-size="14pt" style:font-name-asian="FrutigerBSK-Roman" style:font-size-asian="14pt" style:font-name-complex="FrutigerBSK-Roman" style:font-size-complex="14pt"/>
    </style:style>
    <style:style style:name="P38" style:family="paragraph" style:parent-style-name="Standard">
      <style:paragraph-properties fo:text-align="start" style:justify-single-word="false" style:text-autospace="none"/>
      <style:text-properties fo:color="#ff4d0b" style:font-name="Times New Roman1" fo:font-size="20pt" fo:font-weight="bold" style:font-name-asian="FrutigerBSK-Bold" style:font-size-asian="20pt" style:font-weight-asian="bold" style:font-name-complex="FrutigerBSK-Bold" style:font-size-complex="20pt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fo:color="#ff4d0b" style:font-name="Times New Roman1" fo:font-size="20pt" fo:font-weight="bold" style:font-name-asian="FrutigerBSK-Bold" style:font-size-asian="20pt" style:font-weight-asian="bold" style:font-name-complex="FrutigerBSK-Bold" style:font-size-complex="2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fo:color="#ff4d0b" style:font-name="Times New Roman1" fo:font-size="14pt" fo:font-weight="bold" style:font-name-asian="FrutigerBSK-Bold" style:font-size-asian="14pt" style:font-weight-asian="bold" style:font-name-complex="FrutigerBSK-Bold" style:font-size-complex="14pt" style:font-weight-complex="bold"/>
    </style:style>
    <style:style style:name="T1" style:family="text">
      <style:text-properties style:font-name-asian="FrutigerBSK" style:font-name-complex="FrutigerBS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8">Stiftererklärung -</text:p>
      <text:p text:style-name="P38">Langsdorfer Stiftung</text:p>
      <text:p text:style-name="P40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"/>
            <text:p text:style-name="P11">_________________________________</text:p>
          </table:table-cell>
        </table:table-row>
        <table:table-row>
          <table:table-cell table:style-name="Tabelle1.A1" office:value-type="string">
            <text:p text:style-name="P2">Name</text:p>
          </table:table-cell>
        </table:table-row>
        <table:table-row>
          <table:table-cell table:style-name="Tabelle1.A1" office:value-type="string">
            <text:p text:style-name="P11"/>
            <text:p text:style-name="P11">_________________________________</text:p>
          </table:table-cell>
        </table:table-row>
        <table:table-row>
          <table:table-cell table:style-name="Tabelle1.A1" office:value-type="string">
            <text:p text:style-name="P2">Vorname</text:p>
          </table:table-cell>
        </table:table-row>
        <table:table-row>
          <table:table-cell table:style-name="Tabelle1.A1" office:value-type="string">
            <text:p text:style-name="P11"/>
            <text:p text:style-name="P11">_________________________________</text:p>
          </table:table-cell>
        </table:table-row>
        <table:table-row>
          <table:table-cell table:style-name="Tabelle1.A1" office:value-type="string">
            <text:p text:style-name="P2">Geburtsdatum</text:p>
          </table:table-cell>
        </table:table-row>
        <table:table-row>
          <table:table-cell table:style-name="Tabelle1.A1" office:value-type="string">
            <text:p text:style-name="P11"/>
            <text:p text:style-name="P11">_________________________________</text:p>
          </table:table-cell>
        </table:table-row>
        <table:table-row>
          <table:table-cell table:style-name="Tabelle1.A1" office:value-type="string">
            <text:p text:style-name="P2">PLZ/ Ort</text:p>
          </table:table-cell>
        </table:table-row>
        <table:table-row>
          <table:table-cell table:style-name="Tabelle1.A1" office:value-type="string">
            <text:p text:style-name="P11"/>
            <text:p text:style-name="P11">_________________________________</text:p>
          </table:table-cell>
        </table:table-row>
        <table:table-row>
          <table:table-cell table:style-name="Tabelle1.A1" office:value-type="string">
            <text:p text:style-name="P2">Straße</text:p>
          </table:table-cell>
        </table:table-row>
      </table:table>
      <text:p text:style-name="P11"/>
      <text:p text:style-name="P11">Ich erkläre hiermit unwiderruflich, als Mitstifter der Langsdorfer Stiftung, einer Partnerstiftung der Bürgerstiftung Mittelhessen mit Sitz in 35394 Gießen einen Betrag in bar </text:p>
      <text:p text:style-name="P11">in Höhe von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"/>
            <text:p text:style-name="P2"/>
            <text:p text:style-name="P2">_____________________________________________ <text:s text:c="3"/>Euro</text:p>
          </table:table-cell>
        </table:table-row>
        <table:table-row>
          <table:table-cell table:style-name="Tabelle2.A1" office:value-type="string">
            <text:p text:style-name="P11">in Worten:</text:p>
          </table:table-cell>
        </table:table-row>
        <table:table-row>
          <table:table-cell table:style-name="Tabelle2.A1" office:value-type="string">
            <text:p text:style-name="P2"/>
            <text:p text:style-name="P2"/>
            <text:p text:style-name="P2">_____________________________________________ <text:s text:c="3"/>Euro</text:p>
          </table:table-cell>
        </table:table-row>
        <table:table-row>
          <table:table-cell table:style-name="Tabelle2.A1" office:value-type="string">
            <text:p text:style-name="P11">zuzustiften.</text:p>
          </table:table-cell>
        </table:table-row>
      </table:table>
      <text:p text:style-name="P11"/>
      <text:p text:style-name="P11">Ich bevollmächtige die Volksbank <text:span text:style-name="T1">Mittelhessen </text:span>eG, diese vertreten durch Herrn Dr. Markus Kampermann, unter Befreiung der Beschränkung des § 181 BGB im Rahmen der Anerkennung der Zustiftung in meinem Namen zu handeln und mein Ausstattungsversprechen in der </text:p>
      <text:p text:style-name="P11"/>
      <text:p text:style-name="P11"/>
      <text:p text:style-name="P11">vorgenannten Höhe abzugeben.</text:p>
      <text:p text:style-name="P10">Den zugesicherten Betrag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5">o</text:p>
          </table:table-cell>
          <table:table-cell table:style-name="Tabelle3.A1" office:value-type="string">
            <text:p text:style-name="P11">werde ich nach Anforderung durch den Vorstand unverzüglich (spätestens nach 2 Wochen) auf das Konto der Bürgerstiftung 5483808 bei der Volksbank <text:span text:style-name="T1">Mittelhessen </text:span></text:p>
            <text:p text:style-name="P11">(BLZ 513 900 00) einzahlen. </text:p>
          </table:table-cell>
        </table:table-row>
        <table:table-row>
          <table:table-cell table:style-name="Tabelle3.A1" office:value-type="string">
            <text:p text:style-name="P35">o</text:p>
          </table:table-cell>
          <table:table-cell table:style-name="Tabelle3.A1" office:value-type="string">
            <text:p text:style-name="P11">ziehen Sie bitte von meinem Konto </text:p>
            <text:p text:style-name="P11"/>
            <text:p text:style-name="P11"/>
            <text:p text:style-name="P11">Nr. ___________________________</text:p>
            <text:p text:style-name="P11"/>
            <text:p text:style-name="P11">bei Kreditinstitut </text:p>
            <text:p text:style-name="P11"/>
            <text:p text:style-name="P11"/>
            <text:p text:style-name="P11">______________________________</text:p>
            <text:p text:style-name="P11"/>
            <text:p text:style-name="P11"/>
            <text:p text:style-name="P11"/>
            <text:p text:style-name="P11">BLZ ______________________ ein. 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>_________________________________</text:p>
      <text:p text:style-name="P11">Ort, Datum</text:p>
      <text:p text:style-name="P11"/>
      <text:p text:style-name="P11">_________________________________</text:p>
      <text:p text:style-name="P11">Unterschrift</text:p>
      <text:p text:style-name="P11"/>
      <text:p text:style-name="P11"/>
      <text:p text:style-name="P11">Bitte senden Sie diese</text:p>
      <text:p text:style-name="P11">Stiftererklärung per Post an:</text:p>
      <text:p text:style-name="P11"/>
      <text:p text:style-name="P11">Langsdorfer Stiftung</text:p>
      <text:p text:style-name="P11">Bürgerstiftung Mittelhessen</text:p>
      <text:p text:style-name="P11">c/o Volksbank <text:span text:style-name="T1">Mittelhessen</text:span></text:p>
      <text:p text:style-name="P11">Schiffenberger Weg 110</text:p>
      <text:p text:style-name="P11">35394 Gießen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utigerBSK-Bold" svg:font-family="FrutigerBSK-Bold"/>
    <style:font-face style:name="FrutigerBSK-Roman" svg:font-family="FrutigerBSK-Roman"/>
    <style:font-face style:name="Tahoma1" svg:font-family="Tahoma"/>
    <style:font-face style:name="FrutigerBSK" svg:font-family="FrutigerBSK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3cm">
          <style:column style:rel-width="4819*" fo:start-indent="0cm" fo:end-indent="0.15cm"/>
          <style:column style:rel-width="4819*" fo:start-indent="0.1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8-24T12:33:17</meta:creation-date>
    <dc:date>2008-08-24T13:10:50</dc:date>
    <meta:editing-cycles>4</meta:editing-cycles>
    <meta:editing-duration>PT22M2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41" meta:word-count="227" meta:character-count="2034"/>
  </office:meta>
</office:document-meta>
</file>